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66c" officeooo:paragraph-rsid="000bf66c"/>
    </style:style>
    <style:style style:name="P2" style:family="paragraph" style:parent-style-name="Standard">
      <style:text-properties officeooo:rsid="000dad80" officeooo:paragraph-rsid="000dad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</text:p>
      <text:p text:style-name="P2">selamla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8:13:48.591000000</dc:date>
    <meta:editing-duration>PT57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2" meta:character-count="11" meta:non-whitespace-character-count="11"/>
  </office:meta>
</office:document-meta>
</file>